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Text_20_body">
      <style:text-properties fo:language="pl" fo:country="PL"/>
    </style:style>
    <style:style style:name="P9" style:family="paragraph" style:parent-style-name="Text_20_body">
      <style:text-properties style:font-name="Calibri1"/>
    </style:style>
    <style:style style:name="P10" style:family="paragraph" style:parent-style-name="Text_20_body">
      <style:paragraph-properties fo:text-align="center" style:justify-single-word="false"/>
      <style:text-properties style:font-name="Calibri1"/>
    </style:style>
    <style:style style:name="P11" style:family="paragraph" style:parent-style-name="Text_20_body">
      <style:paragraph-properties fo:text-align="start" style:justify-single-word="false"/>
      <style:text-properties style:font-name="Calibri1"/>
    </style:style>
    <style:style style:name="P12" style:family="paragraph" style:parent-style-name="Text_20_body">
      <style:text-properties style:font-name="Calibri"/>
    </style:style>
    <style:style style:name="P13" style:family="paragraph" style:parent-style-name="Heading" style:master-page-name="Standard">
      <style:paragraph-properties style:page-number="auto"/>
      <style:text-properties fo:language="pl" fo:country="PL"/>
    </style:style>
    <style:style style:name="P14" style:family="paragraph" style:parent-style-name="Heading_20_2">
      <style:text-properties fo:language="pl" fo:country="PL"/>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fo:language="pl" fo:country="PL"/>
    </style:style>
    <style:style style:name="P17" style:family="paragraph" style:parent-style-name="Heading_20_2" style:list-style-name="WWNum4">
      <style:paragraph-properties fo:break-before="page"/>
      <style:text-properties fo:language="pl" fo:country="PL"/>
    </style:style>
    <style:style style:name="P18" style:family="paragraph" style:parent-style-name="Heading_20_3">
      <style:text-properties fo:language="pl" fo:country="PL"/>
    </style:style>
    <style:style style:name="P19" style:family="paragraph" style:parent-style-name="List_20_Paragraph" style:list-style-name="WWNum1">
      <style:text-properties fo:language="pl" fo:country="PL"/>
    </style:style>
    <style:style style:name="P20" style:family="paragraph" style:parent-style-name="List_20_Paragraph" style:list-style-name="WWNum2">
      <style:text-properties fo:language="pl" fo:country="PL"/>
    </style:style>
    <style:style style:name="P2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1"/>
    </style:style>
    <style:style style:name="T14"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rły na Krymie – tom I, „Elekcja Inaczej”</text:p>
      <text:list xml:id="list75094571557936314" text:style-name="Outline">
        <text:list-item>
          <text:h text:style-name="P14"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4705909" text:continue-numbering="true" text:style-name="Outline">
        <text:list-item>
          <text:h text:style-name="P14" text:outline-level="1">Czego jeszcze potrzebujemy</text:h>
        </text:list-item>
      </text:list>
      <text:list xml:id="list5843451813932254845" text:style-name="WWNum1">
        <text:list-item>
          <text:p text:style-name="P19"><text:s/>przeczytać początek wątku „Elekcja 1673 inaczej”</text:p>
        </text:list-item>
        <text:list-item>
          <text:p text:style-name="P19">Dowiedzieć się więcej o organizacji wojsk Rzeczypospolitej w 2-giej poł. XVII wieku</text:p>
          <text:list>
            <text:list-item>
              <text:p text:style-name="P19">Źródłem może być gra wojenna „Ogniem i Mieczem”</text:p>
            </text:list-item>
          </text:list>
        </text:list-item>
        <text:list-item>
          <text:p text:style-name="P19">Dowiedzieć się więcej o wojnie Polsko-Tureckiej od 1672 roku</text:p>
        </text:list-item>
        <text:list-item>
          <text:p text:style-name="P19">Dowiedzieć się więcej o zwyczajach Rzeczypospolitej Szlacheckiej z 2-giej poł. XVII wieku, źródła:</text:p>
          <text:list>
            <text:list-item>
              <text:p text:style-name="P19">Strona internetowa Kadrinazi</text:p>
            </text:list-item>
            <text:list-item>
              <text:p text:style-name="P19">„Encyklopedia Staropolska” Glogera – może jest na internecie</text:p>
            </text:list-item>
            <text:list-item>
              <text:p text:style-name="P19">„Pamiętniki” Jana Chryzostoma Paska – może jest na internecie – jest w Google Books</text:p>
            </text:list-item>
            <text:list-item>
              <text:p text:style-name="P19">„Listy do Marysieńki” Króla Jana III Sobieskiego – może są na internecie</text:p>
            </text:list-item>
          </text:list>
        </text:list-item>
        <text:list-item>
          <text:p text:style-name="P19">Ewentualnie porozumieć się z głównymi uczestnikami wątku</text:p>
        </text:list-item>
      </text:list>
      <text:list xml:id="list34692944" text:continue-list="list34705909" text:style-name="Outline">
        <text:list-item>
          <text:h text:style-name="P14" text:outline-level="1">Postaci</text:h>
          <text:list>
            <text:list-item>
              <text:list>
                <text:list-item>
                  <text:h text:style-name="P18"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4711319" text:continue-numbering="true" text:style-name="Outline">
        <text:list-item>
          <text:list>
            <text:list-item>
              <text:list>
                <text:list-item>
                  <text:h text:style-name="P18"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4698806" text:continue-numbering="true" text:style-name="Outline">
        <text:list-item>
          <text:list>
            <text:list-item>
              <text:list>
                <text:list-item>
                  <text:h text:style-name="P18"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4714550" text:continue-numbering="true" text:style-name="Outline">
        <text:list-item>
          <text:h text:style-name="P14"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4693144" text:continue-numbering="true" text:style-name="Outline">
        <text:list-item>
          <text:list>
            <text:list-item>
              <text:list>
                <text:list-item>
                  <text:h text:style-name="P18" text:outline-level="3">Pytania do tego co już napisaliśmy</text:h>
                </text:list-item>
              </text:list>
            </text:list-item>
          </text:list>
        </text:list-item>
      </text:list>
      <text:list xml:id="list6677661153840703963" text:style-name="WWNum2">
        <text:list-item>
          <text:p text:style-name="P20">Jakie były działania wojsk polskich prowadzonych przez Hetmana Wlk. na Podolu podczas i tuż po oblężeniu Kamieńca? -&gt; Wyprawa Przeciwko Czambułom</text:p>
        </text:list-item>
        <text:list-item>
          <text:p text:style-name="P20">Kto mógł dowodzić silnym podjazdem, jakie były jego cele i dalsze losy? -&gt; Pośrednio Strażnik Kornny Bidziński, bezpośrednio pan Pruszkowski</text:p>
        </text:list-item>
        <text:list-item>
          <text:p text:style-name="P20">Jak wyglądały działania wojenne podczas elekcji? -&gt; rozejm Buczacki, konfederacja Gołąbska</text:p>
        </text:list-item>
        <text:list-item>
          <text:p text:style-name="P20">Jak wyglądały działania wojenne po elekcji? -&gt; Oblężenie Lwowa i Trembowli (nie jest ważne bo już nastąpił POD)</text:p>
        </text:list-item>
      </text:list>
      <text:p text:style-name="P1"/>
      <text:list xml:id="list34683906" text:continue-list="list34693144" text:style-name="Outline">
        <text:list-item>
          <text:list>
            <text:list-item>
              <text:list>
                <text:list-item>
                  <text:h text:style-name="P18"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1099594200479988172" text:style-name="WWNum4">
        <text:list-item>
          <text:h text:style-name="P17"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8">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74</dc:date><text:p text:style-name="P21"><text:span text:style-name="T14">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9">oski </text:span>o marszu pana hetmana Sobieskiego 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4706955" text:continue-list="list34683906" text:style-name="Outline">
        <text:list-item text:start-value="2">
          <text:h text:style-name="P16"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text:span><text:soft-page-break/><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text:soft-page-break/>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office:annotation office:name="__Annotation__2310_2028586140"><dc:creator>nieznany</dc:creator><dc:date>2014-12-29T19:32:34.83</dc:date><text:p text:style-name="P21"><text:span text:style-name="T14">Powtórzenie zlikwidować</text:span></text:p></office:annotatio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w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oft-page-break/><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86</dc:date><text:p text:style-name="P21"><text:span text:style-name="T14">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90</dc:date><text:p text:style-name="P21"><text:span text:style-name="T14">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0">* * *</text:p>
      <text:p text:style-name="P10"/>
      <text:p text:style-name="P8">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text:soft-page-break/>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porucznikami w waszych chor</text:span><text:span text:style-name="T6">ą</text:span><text:span text:style-name="T9">gwiach,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2"/>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text:soft-page-break/>-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 by grzeczny komput utrzymać, </text:span><office:annotation office:name="__Annotation__2319_2028586140"><dc:creator>nieznany</dc:creator><dc:date>2014-12-29T22:18:42.01</dc:date><text:p text:style-name="P21"><text:span text:style-name="T14">Poprawić to sformułowanie</text:span></text:p></office:annotation><text:span text:style-name="T6">dla króla Francji niezbyt znacząca być musiała,</text:span><office:annotation-end office:name="__Annotation__2319_2028586140"/><text:span text:style-name="T6"> i nawet tocząc wojnę z Cesarstwem, król Ludwik mógł ze swej wiecznie pusta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text:span><office:annotation office:name="__Annotation__2320_2028586140"><dc:creator>nieznany</dc:creator><dc:date>2014-12-29T22:19:08.01</dc:date><text:p text:style-name="P21"><text:span text:style-name="T14">Powtórka - poprawić</text:span></text:p></office:annotation><text:span text:style-name="T6">pozostają</text:span><office:annotation-end office:name="__Annotation__2320_2028586140"/><text:span text:style-name="T6"> pewną możliwością...</text:span></text:p>
      <text:p text:style-name="P9"/>
      <text:p text:style-name="P1"/>
      <text:list xml:id="list34688008" text:continue-numbering="true" text:style-name="Outline">
        <text:list-item>
          <text:h text:style-name="P15"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5">- Zaiste, grzechem by to było nie tylko nieposłuszeństwa i pychy wobec króla tej Rzeczypospolitej, ale bezbożnym postępkiem chcesz się. Wielmożny hetmanie splamić... Proszę cię ja, sługa Boży, wspomóż walkę z poganinem...</text:p>
      <text:p text:style-name="P9">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5">- Ruszmy im na pomoc, dalibóg, oni tam okop za nas zdobędą! - niecierpliwił się pocztowy Wyczyński</text:p>
      <text:p text:style-name="P5">- Stać, na rozkaz hetmana jegomości czekamy! - Starczyński powstrzymywał co chwila swych podkomendnych.</text:p>
      <text:p text:style-name="P9"/>
      <text:p text:style-name="P9">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9"/>
      <text:p text:style-name="P9">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wreszcie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6">ł</text:span>osi przelecieli przez pierwsz<text:span text:style-name="T6">ą</text:span> linie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text:span><office:annotation office:name="__Annotation__3245_993529513"><dc:creator>nieznany</dc:creator><dc:date>2015-01-22T20:00:37.10</dc:date><text:p text:style-name="P21"><text:span text:style-name="T14">Powtórzenie</text:span></text:p></office:annotation><text:span text:style-name="T6">ruszyli w stronę przedmościa</text:span><office:annotation-end office:name="__Annotation__3245_993529513"/><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9"/>
      <text:p text:style-name="P9"/>
      <text:p text:style-name="P9"/>
      <text:list xml:id="list34699024" text:continue-numbering="true" text:style-name="Outline">
        <text:list-item>
          <text:h text:style-name="P15" text:outline-level="1"/>
        </text:list-item>
      </text:list>
      <text:p text:style-name="Text_20_body">Pan Hetman Sobieski spieszy<text:span text:style-name="T6">ł</text:span><text:span text:style-name="T9"> si</text:span><text:span text:style-name="T6">ę</text:span><text:span text:style-name="T9">. T</text:span><text:span text:style-name="T6">ę</text:span><text:span text:style-name="T9">skni</text:span><text:span text:style-name="T6">ł</text:span><text:span text:style-name="T9"> za domem, za ma</text:span><text:span text:style-name="T6">łż</text:span><text:span text:style-name="T9">onk</text:span><text:span text:style-name="T6">ą</text:span><text:span text:style-name="T9"> kt</text:span><text:span text:style-name="T6">ó</text:span><text:span text:style-name="T9">r</text:span><text:span text:style-name="T6">ą</text:span><text:span text:style-name="T9"> kocha</text:span><text:span text:style-name="T6">ł</text:span><text:span text:style-name="T9"> nad </text:span><text:span text:style-name="T6">ż</text:span><text:span text:style-name="T9">ycie, i za synem w kt</text:span><text:span text:style-name="T6">ó</text:span><text:span text:style-name="T9">rym pok</text:span><text:span text:style-name="T6">ł</text:span><text:span text:style-name="T9">ada</text:span><text:span text:style-name="T6">ł</text:span><text:span text:style-name="T9"> wielkie nadzieje, jednak nie do domu w Jaworowie gna</text:span><text:span text:style-name="T6">ł</text:span><text:span text:style-name="T9"> po zako</text:span><text:span text:style-name="T6">ń</text:span><text:span text:style-name="T9">czeniu kampanii wojennej w Mo</text:span><text:span text:style-name="T6">ł</text:span><text:span text:style-name="T9">dawii, jeno na spotkania kt</text:span><text:span text:style-name="T6">ó</text:span><text:span text:style-name="T9">re po </text:span><text:span text:style-name="T6">ś</text:span><text:span text:style-name="T9">mierci kr</text:span><text:span text:style-name="T6">ó</text:span><text:span text:style-name="T9">la Micha</text:span><text:span text:style-name="T6">ł</text:span><text:span text:style-name="T9">a zdecydowa</text:span><text:span text:style-name="T6">ć</text:span><text:span text:style-name="T9"> mia</text:span><text:span text:style-name="T6">ł</text:span><text:span text:style-name="T9">y o posuni</text:span><text:span text:style-name="T6">ę</text:span><text:span text:style-name="T9">ciach politycznych pana hetmana. Dla wielu os</text:span><text:span text:style-name="T6">ó</text:span><text:span text:style-name="T9">b </text:span><text:span text:style-name="T6">ś</text:span><text:span text:style-name="T9">mier</text:span><text:span text:style-name="T6">ć</text:span><text:span text:style-name="T9"> ta nie by</text:span><text:span text:style-name="T6">ł</text:span><text:span text:style-name="T9">a zaskoczeniem, Micha</text:span><text:span text:style-name="T6">ł</text:span><text:span text:style-name="T9"> Wi</text:span><text:span text:style-name="T6">ś</text:span><text:span text:style-name="T9">niowiecki nigdy nie tryska</text:span><text:span text:style-name="T6">ł</text:span><text:span text:style-name="T9"> zdrowiem, za</text:span><text:span text:style-name="T6">ś</text:span><text:span text:style-name="T9"> na jesieni 1673 roku by</text:span><text:span text:style-name="T6">ł</text:span><text:span text:style-name="T9"> wyra</text:span><text:span text:style-name="T6">ź</text:span><text:span text:style-name="T9">nie powa</text:span><text:span text:style-name="T6">ż</text:span><text:span text:style-name="T9">nie chory. Spodziewa</text:span><text:span text:style-name="T6">ł</text:span><text:span text:style-name="T9"> si</text:span><text:span text:style-name="T6">ę</text:span><text:span text:style-name="T9"> zatem pan hetman, </text:span><text:span text:style-name="T6">ż</text:span><text:span text:style-name="T9">e do Lwowa zjedzie si</text:span><text:span text:style-name="T6">ę</text:span><text:span text:style-name="T9"> wiele wp</text:span><text:span text:style-name="T6">ł</text:span><text:span text:style-name="T9">ywowych os</text:span><text:span text:style-name="T6">ó</text:span><text:span text:style-name="T9">b z kraju i zagranicy zanim jeszcze wrzenie polityczne ogarnie ca</text:span><text:span text:style-name="T6">ł</text:span><text:span text:style-name="T9">y nar</text:span><text:span text:style-name="T6">ó</text:span><text:span text:style-name="T9">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9">Pan wojewoda Jabłonowski przekroczył próg karczmy, w kt<text:span text:style-name="T6">ó</text:span>rej przy jedynym zaj<text:span text:style-name="T6">ę</text:span>tym du<text:span text:style-name="T6">ż</text:span>ym stole po<text:span text:style-name="T6">ś</text:span>rodku izby siedzia<text:span text:style-name="T6">ł</text:span>o kilku znanych mu oficer<text:span text:style-name="T6">ó</text:span>w, a przede wszystkim pan hetman wielki koronny Jan Sobieski. Jego sekretarz wojenny, pan namiestnik Urba<text:span text:style-name="T6">ń</text:span>ski, dok<text:span text:style-name="T6">ł</text:span>ada<text:span text:style-name="T6">ł</text:span> w<text:span text:style-name="T6">ł</text:span>a<text:span text:style-name="T6">ś</text:span>nie do pieca. Pan genera<text:span text:style-name="T6">ł</text:span> K<text:span text:style-name="T6">ą</text:span>tski, dow<text:span text:style-name="T6">ó</text:span>dca artylerii koronnej, stawia<text:span text:style-name="T6">ł</text:span> na stole kocio<text:span text:style-name="T6">ł</text:span>ek z grzanym piwem. Karczmarza ani pozosta<text:span text:style-name="T6">ł</text:span>ej obs<text:span text:style-name="T6">ł</text:span>ugi nie by<text:span text:style-name="T6">ł</text:span>o nigdzie wida<text:span text:style-name="T6">ć</text:span>. Jab<text:span text:style-name="T6">ł</text:span>onowski pok<text:span text:style-name="T6">ł</text:span>oni<text:span text:style-name="T6">ł</text:span> si<text:span text:style-name="T6">ę</text:span> <text:s/>panu hetmanowi i pozosta<text:span text:style-name="T6">ł</text:span>ym obecnym. </text:p>
      <text:p text:style-name="Dialog">- Radzi<text:span text:style-name="T6">ś</text:span><text:span text:style-name="T9">my powita</text:span><text:span text:style-name="T6">ć</text:span><text:span text:style-name="T9">, mo</text:span><text:span text:style-name="T6">ści panie wojewodo, żeście się od zdobywania Mołdawii oderwali i ku nam przyjechali - zagaił pan hetman - azali żołnierzy waszmości przejął pan Sieniawski?</text:span></text:p>
      <text:p text:style-name="P5">-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5">- Nie chcą walczyć wasi żołnierze bez pieniędzy, ha? Moje armaty bez prochu też nie chcą strzelać, ne c'est pas, a pieniądze na tę wojnę już nie ma - powiedział generał.</text:p>
      <text:p text:style-name="P5">-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5"><text:soft-page-break/>- To zależy od tego, kto królem zostanie. Jeśli wódz wielki, od wojska kochany, przez Turka obawiany, to po jednym zwycięstwie walnym wojna się skończyć może - rzekł pan Bidziński, na hetmana patrząc znacząco.</text:p>
      <text:p text:style-name="P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5">-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5">- To i z tym uchwalaniem różnie bywa - wtrącił Jabłonowski - jak sejm zerwą, to i nic nie uchwalą, choćby wróg u bram stał.</text:p>
      <text:p text:style-name="P5">- Tak, zrywanie sejmów to kolejna sprawa, którą król następny zająć się musi - powiedział pan hetman.</text:p>
      <text:p text:style-name="P5">- Liberum Veto jest jednak fundamentem wolności naszych - rzekł Jan Andrzej Morsztyn - w naszej Rzeczypospolitej, która jest domem dla wielu różnych prowincji, jest taki instrument potrzebny, bo inaczej absolutum dominium grozi, jak dowodzi pan Fredro.</text:p>
      <text:p text:style-name="P5">- To może Liberum Veto jeno na czas wojny zawieszać, bo przecie inaczej o obronie obradować nie sposób - upierał się Jabłonowski.</text:p>
      <text:p text:style-name="P5">- Byłby to sposób, który brać szlachecka zaakceptuje, aby wszystkie sejmy na czas wojny skonfederowanymi ogłaszać. A z panem Fredrą porozmawiać też muszę i o części naszych planów opowiedzieć - postanowił Sobieski.</text:p>
      <text:p text:style-name="P5">- Czemu jednak brać szlachecka miała by zaaprobować konfederowanie sejmów i ograniczenie Liberum Veto? - drążył Morsztyn.</text:p>
      <text:p text:style-name="P5">- Przedstawimy to na konwokacji jako pomysł na ograniczenie samowoli magnatów - zaproponował pan hetman - Też i inne zmiany, których dokonać musimy, tak ukażemy, to i łatwiej to panowie bracia przełkną.</text:p>
      <text:p text:style-name="P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5">- To już mi Makiawelowe plany podsuwacie - rzekł Sobieski.</text:p>
      <text:p text:style-name="P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5"><text:soft-page-break/>- Jaśnie wielmożny pan hetman po swym obiorze godność monarszą i hetmańską połączy, a finanse wojskowe ofundowawszy, na Turcję ruszy i wojnę łacno zakończy - Jabłonowski ubra<text:span text:style-name="T6">ł</text:span> zamiary przyjaci<text:span text:style-name="T6">ół</text:span> Sobieskiego w s<text:span text:style-name="T6">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5">- Jak spiskować, to spiskować - Kątski opróżniwszy garniec nabrał zapału do planów politycznych - to już wprowadźmy na tron dynastię Sobieskich, wybierając jaśnie wielmożnego hetmana oraz jego syna na królów.</text:p>
      <text:p text:style-name="P5">- Dynastia?! - podniosły się oburzone głosy.</text:p>
      <text:p text:style-name="P5">- A tak! Dynastia ma sens - upierał się Kątski - Primo, młodzieniec wychowany do rządzenia będzie wiedział jak rządzić w tym kraju. Secundo, żaden z naszych sąsiadów nie będzie się mieszał do elekcji.</text:p>
      <text:p text:style-name="P5">- Waść nam to z matematyczną precyzją zalety wyłożysz, a tu trzeba elektorów na Woli przekonać.</text:p>
      <text:p text:style-name="P9">Kątski napił się jeszcze grzańca i rzekł: </text:p>
      <text:p text:style-name="P5">- Każdy z nas kraje zagraniczne dobrze zna i wie, jak tam się rządzi. To, co u nich działa, i w Rzeczypospolitej zadziałać musi, bo natura ludzka wszędzie jednaka.</text:p>
      <text:p text:style-name="P5">- To może i podatki regularne od szlachty waść nam zaproponujesz, jak w tych zagranicznych tyraniach?! - zakrzyknął Bidziński - toż my tu nad tyranią dyskutujemy, co ostatni grosz z człowieka zdziera!</text:p>
      <text:p text:style-name="P5">- A tak! Podatki szlachta płacić musi. Czemu teraz stałych podatków od szlachty nie ma?</text:p>
      <text:p text:style-name="P5">- Bo kraju bronić mają!</text:p>
      <text:p text:style-name="P5">- A bronią?</text:p>
      <text:p text:style-name="P5">-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5">- I jak przyjdzie czas, z głosowania wyłączymy - wtrącił wojewoda Jabłonowski.</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P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5">- Jednak na taką kampanię przed elekcją gotówki trzeba wiele - wtrącił pan Jan Andrzej Morsztyn - a ja ze skarbu nie dam, nawet gdyby w skarbie było. Cnotą nasz kandydat błyszczeć jak Cyncynat musi.</text:p>
      <text:p text:style-name="P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5"><text:s/></text:p>
      <text:p text:style-name="Text_20_body">Do p<text:span text:style-name="T6">óź</text:span><text:span text:style-name="T9">nej nocy omawiali szczeg</text:span><text:span text:style-name="T6">ół</text:span><text:span text:style-name="T9">y i</text:span><text:span text:style-name="T6">ście makiawelicznego </text:span><text:span text:style-name="T9">planu, kt</text:span><text:span text:style-name="T6">ó</text:span><text:span text:style-name="T9">ry wynie</text:span><text:span text:style-name="T6">ść</text:span><text:span text:style-name="T9"> mia</text:span><text:span text:style-name="T6">ł</text:span><text:span text:style-name="T9">by hetmana na tron. </text:span><text:span text:style-name="T6">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6">ś</text:span><text:span text:style-name="T9">li. Jego samego za</text:span><text:span text:style-name="T6">ś</text:span><text:span text:style-name="T9"> trapi</text:span><text:span text:style-name="T6">ł</text:span><text:span text:style-name="T9">a raczej my</text:span><text:span text:style-name="T6">śl</text:span><text:span text:style-name="T9"> o reakcji jego </text:span><text:span text:style-name="T6">ś</text:span><text:span text:style-name="T9">miertelnych wrog</text:span><text:span text:style-name="T6">ó</text:span><text:span text:style-name="T9">w politycznych, kt</text:span><text:span text:style-name="T6">ó</text:span><text:span text:style-name="T9">rzy mimo wszelkich pozor</text:span><text:span text:style-name="T6">ó</text:span><text:span text:style-name="T9">w praworz</text:span><text:span text:style-name="T6">ą</text:span><text:span text:style-name="T9">dno</text:span><text:span text:style-name="T6">ś</text:span><text:span text:style-name="T9">ci plany Sobieskiego na pewno torpedowa</text:span><text:span text:style-name="T6">ć</text:span><text:span text:style-name="T9"> b</text:span><text:span text:style-name="T6">ę</text:span><text:span text:style-name="T9">d</text:span><text:span text:style-name="T6">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6">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6">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5"/>
      <text:p text:style-name="P10">* * *</text:p>
      <text:p text:style-name="P11">Warszawa zdawa<text:span text:style-name="T6">ł</text:span>a si<text:span text:style-name="T6">ę</text:span> teraz ksi<text:span text:style-name="T6">ę</text:span>ciu prymasowi Florianowi Czartoryskiemu by<text:span text:style-name="T6">ć</text:span> zbyt daleko od centrum wydarze<text:span text:style-name="T6">ń</text:span> po<text:span text:style-name="T6">ł</text:span>o<text:span text:style-name="T6">ż</text:span>on<text:span text:style-name="T6">ą</text:span>. Oto we Lwowie umar<text:span text:style-name="T6">ł</text:span> kr<text:span text:style-name="T6">ó</text:span>l, kt<text:span text:style-name="T6">ó</text:span>ry przez sojusz z Cesarstwem obiecywa<text:span text:style-name="T6">ł</text:span> stabilizacj<text:span text:style-name="T6">ę</text:span> sytuacji i dalszy wzrost roli Ko<text:span text:style-name="T6">ś</text:span>cio<text:span text:style-name="T6">ł</text:span>a w Rzeczypospolitej. Oto we Lwowie przebywa<text:span text:style-name="T6">ł</text:span> teraz Sobieski, o kt<text:span text:style-name="T6">ó</text:span>rego wiktoriach hucza<text:span text:style-name="T6">ł</text:span>o ju<text:span text:style-name="T6">ż</text:span> teraz i w<text:span text:style-name="T6">ś</text:span>r<text:span text:style-name="T6">ó</text:span>d posp<text:span text:style-name="T6">ó</text:span>lstwa, i w magnackich pa<text:span text:style-name="T6">ł</text:span>acach. Prymas podejrzewa<text:span text:style-name="T6">ł</text:span> hetmana o chorobliwe wr<text:span text:style-name="T6">ę</text:span>cz ambicje polityczne, o ch<text:span text:style-name="T6">ęć</text:span> zerwania sojuszu z Habsburgami, na pewno hetman znajdowa<text:span text:style-name="T6">ł</text:span> si<text:span text:style-name="T6">ę</text:span> pod przemo<text:span text:style-name="T6">ż</text:span>nym wp<text:span text:style-name="T6">ł</text:span>ywem swej francuskiej frywolnej ma<text:span text:style-name="T6">łż</text:span>onki. Nachwali<text:span text:style-name="T6">ć</text:span> si<text:span text:style-name="T6">ę</text:span> hetmana nie m<text:span text:style-name="T6">ó</text:span>g<text:span text:style-name="T6">ł</text:span> za to stary biskup Andrzej Trzebicki, kt<text:span text:style-name="T6">ó</text:span>ry w tych dniach zjecha<text:span text:style-name="T6">ł</text:span> ze swego Krakowa i naprzykrza<text:span text:style-name="T6">ł</text:span> si<text:span text:style-name="T6">ę</text:span> prymasowi. Ksi<text:span text:style-name="T6">ążę</text:span> Czartoryski nawet rozumia<text:span text:style-name="T6">ł</text:span> pewn<text:span text:style-name="T6">ą</text:span> konieczno<text:span text:style-name="T6">ść</text:span> zmian w Rzeczypospolitej, swego czasu popiera<text:span text:style-name="T6">ł przeci</text:span><text:span text:style-name="T6">eż projekty niedawno na obczyźnie zmarłego eks-króla Jana Kazimierza</text:span>... Ale ju<text:span text:style-name="T6">ż</text:span> tyle razy <text:span text:style-name="T6">zawiódł</text:span> si<text:span text:style-name="T6">ę</text:span> ksi<text:span text:style-name="T6">ążę</text:span> prymas w polityce, <text:s/>plany reformy tego kraju przy pomocy francuskiej zosta<text:span text:style-name="T6">ł</text:span>y zniweczone, a teraz prymas czu<text:span text:style-name="T6">ł</text:span> si<text:span text:style-name="T6">ę</text:span> zm<text:span text:style-name="T6">ę</text:span>czony.. i ten Trzebicki, jak<text:span text:style-name="T6">ż</text:span>e on nudzi...</text:p>
      <text:p text:style-name="Dialog">- trzeba konwokacj<text:span text:style-name="T6">ę</text:span><text:span text:style-name="T9"> jak najwcze</text:span><text:span text:style-name="T6">ś</text:span><text:span text:style-name="T9">niej zwo</text:span><text:span text:style-name="T6">ł</text:span><text:span text:style-name="T9">a</text:span><text:span text:style-name="T6">ć - perorował Trzebicki -</text:span><text:span text:style-name="T9"> p</text:span><text:span text:style-name="T6">ó</text:span><text:span text:style-name="T9">ki si</text:span><text:span text:style-name="T6">ę</text:span><text:span text:style-name="T9"> zapa</text:span><text:span text:style-name="T6">ł</text:span><text:span text:style-name="T9"> szlachecki i dar jedno</text:span><text:span text:style-name="T6">śc</text:span><text:span text:style-name="T9">i politycznej w obronie wolno</text:span><text:span text:style-name="T6">ś</text:span><text:span text:style-name="T9">ci tego kraju, dar jedno</text:span><text:span text:style-name="T6">ś</text:span><text:span text:style-name="T9">ci powiadam, p</text:span><text:span text:style-name="T6">ó</text:span><text:span text:style-name="T9">ki dzia</text:span><text:span text:style-name="T6">ł</text:span><text:span text:style-name="T9">a, aby si</text:span><text:span text:style-name="T6">ę</text:span><text:span text:style-name="T9"> nie skrzykn</text:span><text:span text:style-name="T6">ę</text:span><text:span text:style-name="T9">li, nie zorganizowali wrogowie tego, kt</text:span><text:span text:style-name="T6">ó</text:span><text:span text:style-name="T9">ry sam jeden obron</text:span><text:span text:style-name="T6">ę</text:span><text:span text:style-name="T9"> tego kraju i wiary </text:span><text:span text:style-name="T6">ś</text:span><text:span text:style-name="T9">wi</text:span><text:span text:style-name="T6">ę</text:span><text:span text:style-name="T9">tej na swych plecach d</text:span><text:span text:style-name="T6">ź</text:span><text:span text:style-name="T9">wiga, powiadam, obron</text:span><text:span text:style-name="T6">ę</text:span><text:span text:style-name="T9"> wiary.</text:span></text:p>
      <text:p text:style-name="Dialog"><text:span text:style-name="T9">- Palec Bo</text:span><text:span text:style-name="T6">ż</text:span><text:span text:style-name="T9">y w tym, </text:span><text:span text:style-name="T6">ż</text:span><text:span text:style-name="T9">e nasz przyjaciel, Cesarza przyjaciel, ja</text:span><text:span text:style-name="T6">ś</text:span><text:span text:style-name="T9">nie wielmo</text:span><text:span text:style-name="T6">ż</text:span><text:span text:style-name="T9">ny pan hetman litewski Pac wcze</text:span><text:span text:style-name="T6">ś</text:span><text:span text:style-name="T9">niej z kampanii wojennej wr</text:span><text:span text:style-name="T6">ó</text:span><text:span text:style-name="T9">ci</text:span><text:span text:style-name="T6">ł - odpar</text:span><text:span text:style-name="T6">ł</text:span><text:span text:style-name="T6"> prymas -</text:span><text:span text:style-name="T9"> on konwokacj</text:span><text:span text:style-name="T6">ę</text:span><text:span text:style-name="T9"> po naszej my</text:span><text:span text:style-name="T6">ś</text:span><text:span text:style-name="T9">li przeprowadzi</text:span><text:span text:style-name="T6">ć</text:span><text:span text:style-name="T9"> pomo</text:span><text:span text:style-name="T6">ż</text:span><text:span text:style-name="T9">e.</text:span></text:p>
      <text:p text:style-name="Dialog"><text:span text:style-name="T9">- Palec Bo</text:span><text:span text:style-name="T6">ż</text:span><text:span text:style-name="T9">y kaza</text:span><text:span text:style-name="T6">ł</text:span><text:span text:style-name="T9"> panu Pacowi litewskie wojsko z wojny z bezbo</text:span><text:span text:style-name="T6">ż</text:span><text:span text:style-name="T9">nym Turkiem niezako</text:span><text:span text:style-name="T6">ń</text:span><text:span text:style-name="T9">czonej, z wojny powiadam wyprowadzi</text:span><text:span text:style-name="T6">ć</text:span><text:span text:style-name="T9">? - zdziwi</text:span><text:span text:style-name="T6">ł</text:span><text:span text:style-name="T9"> si</text:span><text:span text:style-name="T6">ę</text:span><text:span text:style-name="T9"> biskup.</text:span></text:p>
      <text:p text:style-name="Dialog"><text:span text:style-name="T9">- Jego wielmo</text:span><text:span text:style-name="T6">ż</text:span><text:span text:style-name="T9">no</text:span><text:span text:style-name="T6">ść</text:span><text:span text:style-name="T9"> pan hetman litewski pobo</text:span><text:span text:style-name="T6">ż</text:span><text:span text:style-name="T9">ny wielce i wszystko co robi, na chwa</text:span><text:span text:style-name="T6">łę Pana robi</text:span><text:span text:style-name="T9">...</text:span></text:p>
      <text:p text:style-name="Dialog"><text:span text:style-name="T9">- Pobo</text:span><text:span text:style-name="T6">ż</text:span><text:span text:style-name="T9">ny nie znaczy zbawiony - odpar</text:span><text:span text:style-name="T6">ł</text:span><text:span text:style-name="T9"> biskup - a konwokacj</text:span><text:span text:style-name="T6">ę</text:span><text:span text:style-name="T9"> zwo</text:span><text:span text:style-name="T6">ł</text:span><text:span text:style-name="T9">a</text:span><text:span text:style-name="T6">ć</text:span><text:span text:style-name="T9"> trzeba wkr</text:span><text:span text:style-name="T6">ó</text:span><text:span text:style-name="T9">tce, bo i elekcja musi by</text:span><text:span text:style-name="T6">ć</text:span><text:span text:style-name="T9"> niezad</text:span><text:span text:style-name="T6">ł</text:span><text:span text:style-name="T9">ugo i sprawnie, elekcja powiadam musi by</text:span><text:span text:style-name="T6">ć</text:span><text:span text:style-name="T9"> zako</text:span><text:span text:style-name="T6">ń</text:span><text:span text:style-name="T9">czon</text:span><text:span text:style-name="T6">ą</text:span><text:span text:style-name="T9">. Wr</text:span><text:span text:style-name="T6">ó</text:span><text:span text:style-name="T9">g w granicach jeszcze.</text:span></text:p>
      <text:p text:style-name="Text_20_body"><text:span text:style-name="T9">Pr</text:span><text:span text:style-name="T6">ę</text:span><text:span text:style-name="T9">dkie konwokacji przeprowadzenie by</text:span><text:span text:style-name="T6">ł</text:span><text:span text:style-name="T9">o i po prymasa my</text:span><text:span text:style-name="T6">ś</text:span><text:span text:style-name="T9">li. Nie chcia</text:span><text:span text:style-name="T6">ł</text:span><text:span text:style-name="T9"> on bowiem, aby Sobieski na przebieg elekcji wp</text:span><text:span text:style-name="T6">ł</text:span><text:span text:style-name="T9">yw zyska</text:span><text:span text:style-name="T6">ł</text:span><text:span text:style-name="T9">, co przy jego s</text:span><text:span text:style-name="T6">ł</text:span><text:span text:style-name="T9">awie wojennej </text:span><text:span text:style-name="T6">zdarzyć</text:span><text:span text:style-name="T9"> si</text:span><text:span text:style-name="T6">ę</text:span><text:span text:style-name="T9"> mog</text:span><text:span text:style-name="T6">ł</text:span><text:span text:style-name="T9">o. Jeszcze doprowadzi</text:span><text:span text:style-name="T6">ł</text:span><text:span text:style-name="T9">by do wyboru jakiego</text:span><text:span text:style-name="T6">ś</text:span><text:span text:style-name="T9">, uchowaj Bo</text:span><text:span text:style-name="T6">że, Francuza, i do zerwania w ten sposób sojuszu ze Świętym Cesarstwem Rzymskim. Takiej katastrofy chciał książę prymas za wszelką cenę uniknąć, dlatego długo zastanawiał się nad szczegółami organizacji sejmu konwokacyjnego. </text:span><text:span text:style-name="T9">D</text:span><text:span text:style-name="T6">ł</text:span><text:span text:style-name="T9">ugo zatem dyskutowali wielebni biskupi tej listopadowej nocy, bo i Trzebicki g</text:span><text:span text:style-name="T6">ł</text:span><text:span text:style-name="T9">osu swego ch</text:span><text:span text:style-name="T6">ę</text:span><text:span text:style-name="T9">tnie s</text:span><text:span text:style-name="T6">ł</text:span><text:span text:style-name="T9">ucha</text:span><text:span text:style-name="T6">ł.</text:span><text:span text:style-name="T9"> Jednak zdecydowano zwo</text:span><text:span text:style-name="T6">ł</text:span><text:span text:style-name="T9">a</text:span><text:span text:style-name="T6">ć</text:span><text:span text:style-name="T9"> sejm konwokacyjny do Warszawy na dzie</text:span><text:span text:style-name="T6">ń</text:span><text:span text:style-name="T9"> 15 stycznia 1674 roku.</text:span></text:p>
      <text:p text:style-name="P10"/>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380</meta:editing-cycles>
    <meta:creation-date>2014-08-22T08:05:00</meta:creation-date>
    <dc:date>2015-03-22T14:53:31.99</dc:date>
    <meta:editing-duration>P27DT18H39M43S</meta:editing-duration>
    <meta:generator>OpenOffice/4.1.1$Win32 OpenOffice.org_project/411m6$Build-9775</meta:generator>
    <meta:document-statistic meta:table-count="0" meta:image-count="0" meta:object-count="0" meta:page-count="35" meta:paragraph-count="369" meta:word-count="15977" meta:character-count="10754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